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07f3d" officeooo:paragraph-rsid="00107f3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dd61" officeooo:paragraph-rsid="0011dd6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07f3d" officeooo:paragraph-rsid="00107f3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1232e" officeooo:paragraph-rsid="00107f3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1232e" officeooo:paragraph-rsid="0011232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1dd61" officeooo:paragraph-rsid="0011dd61" style:font-weight-asian="normal" style:font-weight-complex="normal"/>
    </style:style>
    <style:style style:name="T1" style:family="text">
      <style:text-properties officeooo:rsid="0011232e"/>
    </style:style>
    <style:style style:name="T2" style:family="text">
      <style:text-properties officeooo:rsid="0011dd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get animation</text:p>
      <text:p text:style-name="P1"/>
      <text:p text:style-name="P3">1. Design</text:p>
      <text:p text:style-name="P3"/>
      <text:p text:style-name="P3">For the sake of testing, we needed a <text:span text:style-name="T1">video </text:span>input, that would represent dragonfly's vision. <text:span text:style-name="T1">We started with suggestion of creating 3D animation that would be exactly as dragonfly's vision, 180 degree sphere. Creating such an animation would pose quite a challenge and would be an overkill for our needs. We boiled down out needs to two things: a sort of moving target and a moving background. We could represent this with 2D animation of circles moving through the screen and a background picture, which would be moving as well. Our priorities were flexibility and simplicity. Erik was assigned a task of creating a module, which would satisfy above needs.</text:span></text:p>
      <text:p text:style-name="P4"/>
      <text:p text:style-name="P5">Erik started design looking from the user's perspective. User would want to add targets, a background and get a final product. <text:span text:style-name="T2">This could be done with 3 functions that would interact with a interface class. We named that class Animation. There were two types of targets: randomly moving ones and straight line moving ones. For randomly moving ones, one could set a starting position and speed. In addition one should set vector of movement for targets moving in straight line. Background is represented with directory of picture and a speed with which we want it to move. Target and Background are both encapsulated in a class.</text:span></text:p>
      <text:p text:style-name="P5"/>
      <text:p text:style-name="P6">Next challenge was, how to turn this information into an animation. Decision was made to first create a sequence of images and turn them into an animation at the very end. Christos suggested a Python's library Gizzet for image creation. It offers exactly what we needed – drawing circles, adding pictures etc. </text:p>
      <text:p text:style-name="P6"/>
      <text:p text:style-name="P6">CV2</text:p>
      <text:p text:style-name="P3"/>
      <text:p text:style-name="P3"/>
      <text:p text:style-name="P3">2. Final product</text:p>
      <text:p text:style-name="P3"/>
      <text:p text:style-name="P6">Picture.</text:p>
      <text:p text:style-name="P6"/>
      <text:p text:style-name="P6">Classes and functions break down.</text:p>
      <text:p text:style-name="P6"/>
      <text:p text:style-name="P2">Testing</text:p>
      <text:p text:style-name="P2"/>
      <text:p text:style-name="P6">EXPAND ON PREVIOUS REP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2:00:54.787310117</meta:creation-date>
    <dc:date>2015-05-11T12:43:23.496601392</dc:date>
    <meta:editing-duration>PT10M26S</meta:editing-duration>
    <meta:editing-cycles>1</meta:editing-cycles>
    <meta:document-statistic meta:table-count="0" meta:image-count="0" meta:object-count="0" meta:page-count="1" meta:paragraph-count="11" meta:word-count="286" meta:character-count="1710" meta:non-whitespace-character-count="1433"/>
    <meta:generator>LibreOffice/4.3.7.2$Linux_X86_64 LibreOffice_project/430m0$Build-2</meta:generator>
  </office:meta>
</office:document-meta>
</file>